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el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Lista de Partes para Impresora 3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po <text:s/>Prosa i3 - Einstei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Descripción</text:p>
          </table:table-cell>
          <table:table-cell table:number-columns-repeated="3"/>
          <table:table-cell office:value-type="string" calcext:value-type="string">
            <text:p>Precio unit</text:p>
          </table:table-cell>
          <table:table-cell office:value-type="string" calcext:value-type="string">
            <text:p>Precio Total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tes Plasticas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P Nema17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G8]*[.A8]" office:value-type="float" office:value="2250" calcext:value-type="float">
            <text:p>2250</text:p>
          </table:table-cell>
          <table:table-cell office:value-type="string" calcext:value-type="string">
            <text:p>http://articulo.mercadolibre.com.ar/MLA-506780614-motor-nema-17-alto-torque-18-grados-impresora-3d-_J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odamientos Lineares LM8UU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G9]*[.A9]" office:value-type="float" office:value="330" calcext:value-type="float">
            <text:p>330</text:p>
          </table:table-cell>
          <table:table-cell office:value-type="string" calcext:value-type="string">
            <text:p>http://articulo.mercadolibre.com.ar/MLA-502677297-rodamiento-lineal-lm8uu-para-impresora-3d-cnc-router-_J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odamientos 60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G10]*[.A10]" office:value-type="float" office:value="150" calcext:value-type="float">
            <text:p>150</text:p>
          </table:table-cell>
          <table:table-cell office:value-type="string" calcext:value-type="string">
            <text:p>http://articulo.mercadolibre.com.ar/MLA-509999550-rodamiento-608-2rs-x-unidad-_J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rea GT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G11]*[.A11]" office:value-type="float" office:value="400" calcext:value-type="float">
            <text:p>400</text:p>
          </table:table-cell>
          <table:table-cell office:value-type="string" calcext:value-type="string">
            <text:p>http://articulo.mercadolibre.com.ar/MLA-506092926-correa-gt2-para-impresoras-3d-reprap-por-metro-_J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ea GT2(eje:5; Dexterior:20)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G12]*[.A12]" office:value-type="float" office:value="190" calcext:value-type="float">
            <text:p>190</text:p>
          </table:table-cell>
          <table:table-cell office:value-type="string" calcext:value-type="string">
            <text:p>http://articulo.mercadolibre.com.ar/MLA-505744722-polea-gt2-20-dientes-de-aluminio-para-impresora-3d-_J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 Meg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13]*[.A13]" office:value-type="float" office:value="0" calcext:value-type="float">
            <text:p>0</text:p>
          </table:table-cell>
          <table:table-cell office:value-type="string" calcext:value-type="string">
            <text:p>http://articulo.mercadolibre.com.ar/MLA-507407026-arduino-mega-2560-r3-con-cable-usb-quilmes-_JM</text:p>
          </table:table-cell>
          <table:table-cell office:value-type="string" calcext:value-type="string">
            <text:p>Arduoino mega solo : 500 aproximadam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MPS 1.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G14]*[.A14]" office:value-type="float" office:value="2000" calcext:value-type="float">
            <text:p>2000</text:p>
          </table:table-cell>
          <table:table-cell office:value-type="string" calcext:value-type="string">
            <text:p>http://articulo.mercadolibre.com.ar/MLA-508882072-kit-ramps-14-4-x-a4988-mega2560-para-impresora-3d-_JM</text:p>
          </table:table-cell>
          <table:table-cell office:value-type="string" calcext:value-type="string">
            <text:p>Kit completo : Aduino – Ramps – Pololu – Disipador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loluDriv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15]*[.A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sipadores pequeno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16]*[.A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ales de carrera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G17]*[.A17]" office:value-type="float" office:value="450" calcext:value-type="float">
            <text:p>450</text:p>
          </table:table-cell>
          <table:table-cell office:value-type="string" calcext:value-type="string">
            <text:p>http://articulo.mercadolibre.com.ar/MLA-506102212-endstop-fin-de-carrera-para-impresora-3d-mejor-precio-_J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rmistores ATENCION AL HOTEND</text:p>
          </table:table-cell>
          <table:table-cell table:number-columns-repeated="4"/>
          <table:table-cell table:formula="of:=[.G18]*[.A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End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G19]*[.A19]" office:value-type="float" office:value="1200" calcext:value-type="float">
            <text:p>1200</text:p>
          </table:table-cell>
          <table:table-cell office:value-type="string" calcext:value-type="string">
            <text:p>http://articulo.mercadolibre.com.ar/MLA-509305975-hotend-magma-metal-pico-extrusora-filamento-3mm-impresora-3d-_JM</text:p>
          </table:table-cell>
          <table:table-cell office:value-type="string" calcext:value-type="string">
            <text:p>Magma hotend con termis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Be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G20]*[.A20]" office:value-type="float" office:value="400" calcext:value-type="float">
            <text:p>400</text:p>
          </table:table-cell>
          <table:table-cell office:value-type="string" calcext:value-type="string">
            <text:p>http://articulo.mercadolibre.com.ar/MLA-507108826-heated-bed-cama-caliente-para-impresora-3d-reprap-_J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ercas, arandelas y <text:s/>varillas roscadas y lisas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G21]*[.A21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entes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G22]*[.A22]" office:value-type="float" office:value="400" calcext:value-type="float">
            <text:p>400</text:p>
          </table:table-cell>
          <table:table-cell/>
          <table:table-cell office:value-type="string" calcext:value-type="string">
            <text:p>A conseguir usada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8:.H22])" office:value-type="float" office:value="7870" calcext:value-type="float">
            <text:p>78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>00:00:00</text:time></text:p>
        </style:region-right>
      </style:header>
      <style:header-left style:display="false"/>
      <style:footer>
        <text:p>Bladsy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2:31:05.580846184</meta:creation-date>
    <dc:date>2014-06-07T13:04:37.649066198</dc:date>
    <meta:editing-duration>PT3M11S</meta:editing-duration>
    <meta:editing-cycles>1</meta:editing-cycles>
    <meta:document-statistic meta:table-count="1" meta:cell-count="84" meta:object-count="0"/>
    <meta:generator>LibreOffice/4.2.4.2$Linux_X86_64 LibreOffice_project/420m0$Build-2</meta:generator>
  </office:meta>
</office:document-meta>
</file>